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af27" officeooo:paragraph-rsid="0010a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Generar num aleatori</text:p>
      <text:p text:style-name="P1">2) Informar num aleatori</text:p>
      <text:p text:style-name="P1">3) bucle</text:p>
      <text:p text:style-name="P1"><text:tab/>Crear num aleatori</text:p>
      <text:p text:style-name="P1"><text:tab/>comprobar si ja ha sortit</text:p>
      <text:p text:style-name="P1"><text:tab/><text:tab/>si ha sortit torna al bucle</text:p>
      <text:p text:style-name="P1"><text:tab/><text:tab/>si no ha sortit afageix el num al array</text:p>
      <text:p text:style-name="P1"><text:tab/>comprobar si es numero premiat</text:p>
      <text:p text:style-name="P1"><text:tab/>si no es el premiat torna al bucle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15:04.598593263</meta:creation-date>
    <dc:date>2019-09-30T20:41:26.391619965</dc:date>
    <meta:editing-duration>PT1H6M1S</meta:editing-duration>
    <meta:editing-cycles>1</meta:editing-cycles>
    <meta:document-statistic meta:table-count="0" meta:image-count="0" meta:object-count="0" meta:page-count="1" meta:paragraph-count="9" meta:word-count="46" meta:character-count="237" meta:non-whitespace-character-count="191"/>
    <meta:generator>LibreOffice/6.0.7.3$Linux_X86_64 LibreOffice_project/00m0$Build-3</meta:generator>
  </office:meta>
</office:document-meta>
</file>